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font-style="normal" style:text-underline-style="none" fo:font-weight="normal" officeooo:rsid="0009547b" officeooo:paragraph-rsid="0009547b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fo:font-size="12pt" fo:font-style="normal" style:text-underline-style="none" fo:font-weight="normal" officeooo:rsid="000982dd" officeooo:paragraph-rsid="0009547b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09547b" officeooo:paragraph-rsid="0009547b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Standard">
      <style:text-properties fo:font-size="15pt" fo:font-style="normal" style:text-underline-style="none" fo:font-weight="normal" officeooo:rsid="0009547b" officeooo:paragraph-rsid="0009547b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text-properties fo:font-size="15pt" fo:font-style="normal" style:text-underline-style="none" fo:font-weight="normal" officeooo:rsid="0009547b" officeooo:paragraph-rsid="0010da69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text-properties fo:font-size="14pt" fo:font-style="normal" style:text-underline-style="none" fo:font-weight="normal" officeooo:rsid="0009547b" officeooo:paragraph-rsid="0009547b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font-size="14pt" fo:font-style="normal" style:text-underline-style="none" fo:font-weight="normal" officeooo:rsid="000982dd" officeooo:paragraph-rsid="0009547b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font-size="14pt" fo:font-style="normal" style:text-underline-style="none" fo:font-weight="normal" officeooo:rsid="000aed4d" officeooo:paragraph-rsid="0009547b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4pt" fo:font-style="normal" style:text-underline-style="none" fo:font-weight="normal" officeooo:rsid="000b13fe" officeooo:paragraph-rsid="0009547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style:text-underline-style="none" fo:font-weight="normal" officeooo:rsid="000b13fe" officeooo:paragraph-rsid="000f3eb8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text-properties fo:font-size="14pt" fo:font-style="normal" style:text-underline-style="none" fo:font-weight="normal" officeooo:rsid="000b13fe" officeooo:paragraph-rsid="0010da6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style:text-underline-style="none" fo:font-weight="normal" officeooo:rsid="000aed4d" officeooo:paragraph-rsid="0014d1ac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text-properties fo:font-size="14pt" fo:font-style="normal" style:text-underline-style="none" fo:font-weight="normal" officeooo:rsid="000aed4d" officeooo:paragraph-rsid="001b115e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text-properties fo:font-size="14pt" fo:font-style="normal" style:text-underline-style="none" fo:font-weight="normal" officeooo:rsid="000aed4d" officeooo:paragraph-rsid="001dc601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fo:font-size="15pt" fo:font-style="italic" style:text-underline-style="solid" style:text-underline-width="auto" style:text-underline-color="font-color" fo:font-weight="bold" officeooo:rsid="000b13fe" officeooo:paragraph-rsid="0009547b" style:font-size-asian="15pt" style:font-style-asian="italic" style:font-weight-asian="bold" style:font-size-complex="15pt" style:font-style-complex="italic" style:font-weight-complex="bold"/>
    </style:style>
    <style:style style:name="P16" style:family="paragraph" style:parent-style-name="Standard">
      <style:text-properties fo:font-size="13pt" fo:font-style="normal" style:text-underline-style="none" fo:font-weight="normal" officeooo:rsid="000aed4d" officeooo:paragraph-rsid="0009547b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fo:font-size="13pt" fo:font-style="normal" style:text-underline-style="none" fo:font-weight="normal" officeooo:rsid="000b13fe" officeooo:paragraph-rsid="0009547b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officeooo:rsid="000aed4d" officeooo:paragraph-rsid="0009547b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font-size="12pt" fo:font-style="normal" style:text-underline-style="none" fo:font-weight="normal" officeooo:rsid="000aed4d" officeooo:paragraph-rsid="001497ea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style:text-underline-style="none" fo:font-weight="normal" officeooo:rsid="000aed4d" officeooo:paragraph-rsid="0014d1a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font-size="12pt" fo:font-style="normal" style:text-underline-style="none" fo:font-weight="normal" officeooo:rsid="000aed4d" officeooo:paragraph-rsid="001b115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font-size="12pt" fo:font-style="normal" style:text-underline-style="none" fo:font-weight="normal" officeooo:rsid="000aed4d" officeooo:paragraph-rsid="001dc60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font-size="12pt" fo:font-style="normal" style:text-underline-style="none" fo:font-weight="normal" officeooo:rsid="000b13fe" officeooo:paragraph-rsid="0009547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font-size="12pt" fo:font-style="normal" style:text-underline-style="none" fo:font-weight="normal" officeooo:rsid="000b13fe" officeooo:paragraph-rsid="000f3eb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font-size="12pt" fo:font-style="normal" style:text-underline-style="none" fo:font-weight="normal" officeooo:rsid="000b13fe" officeooo:paragraph-rsid="0010da69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font-size="11pt" fo:font-style="normal" style:text-underline-style="none" fo:font-weight="normal" officeooo:rsid="0010da69" officeooo:paragraph-rsid="0010da69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982dd" style:font-size-asian="14pt" style:font-size-complex="14pt"/>
    </style:style>
    <style:style style:name="T3" style:family="text">
      <style:text-properties fo:font-size="14pt" officeooo:rsid="000aed4d" style:font-size-asian="14pt" style:font-size-complex="14pt"/>
    </style:style>
    <style:style style:name="T4" style:family="text">
      <style:text-properties fo:font-size="14pt" officeooo:rsid="000b13fe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7" style:family="text">
      <style:text-properties officeooo:rsid="000982dd"/>
    </style:style>
    <style:style style:name="T8" style:family="text">
      <style:text-properties fo:font-size="11pt" officeooo:rsid="000b13fe" style:font-size-asian="11pt" style:font-size-complex="11pt"/>
    </style:style>
    <style:style style:name="T9" style:family="text">
      <style:text-properties fo:font-size="11pt" officeooo:rsid="0010da69" style:font-size-asian="11pt" style:font-size-complex="11pt"/>
    </style:style>
    <style:style style:name="T10" style:family="text">
      <style:text-properties officeooo:rsid="0014d1ac"/>
    </style:style>
    <style:style style:name="T11" style:family="text">
      <style:text-properties officeooo:rsid="001666eb"/>
    </style:style>
    <style:style style:name="T12" style:family="text">
      <style:text-properties officeooo:rsid="001759c0"/>
    </style:style>
    <style:style style:name="T13" style:family="text">
      <style:text-properties officeooo:rsid="0017d103"/>
    </style:style>
    <style:style style:name="T14" style:family="text">
      <style:text-properties officeooo:rsid="00189c96"/>
    </style:style>
    <style:style style:name="T15" style:family="text">
      <style:text-properties officeooo:rsid="00192649"/>
    </style:style>
    <style:style style:name="T16" style:family="text">
      <style:text-properties officeooo:rsid="00197a71"/>
    </style:style>
    <style:style style:name="T17" style:family="text">
      <style:text-properties officeooo:rsid="001a8116"/>
    </style:style>
    <style:style style:name="T18" style:family="text">
      <style:text-properties officeooo:rsid="001b115e"/>
    </style:style>
    <style:style style:name="T19" style:family="text">
      <style:text-properties officeooo:rsid="001c0a6c"/>
    </style:style>
    <style:style style:name="T20" style:family="text">
      <style:text-properties officeooo:rsid="001c4c03"/>
    </style:style>
    <style:style style:name="T21" style:family="text">
      <style:text-properties officeooo:rsid="001c9afe"/>
    </style:style>
    <style:style style:name="T22" style:family="text">
      <style:text-properties officeooo:rsid="001d5865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666eb" style:font-style-asian="italic" style:font-style-complex="italic"/>
    </style:style>
    <style:style style:name="T25" style:family="text">
      <style:text-properties fo:font-style="italic" officeooo:rsid="001759c0" style:font-style-asian="italic" style:font-style-complex="italic"/>
    </style:style>
    <style:style style:name="T26" style:family="text">
      <style:text-properties fo:font-style="italic" officeooo:rsid="00189c96" style:font-style-asian="italic" style:font-style-complex="italic"/>
    </style:style>
    <style:style style:name="T27" style:family="text">
      <style:text-properties fo:font-style="italic" officeooo:rsid="001c0a6c" style:font-style-asian="italic" style:font-style-complex="italic"/>
    </style:style>
    <style:style style:name="T28" style:family="text">
      <style:text-properties fo:font-style="italic" officeooo:rsid="001c9afe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1c9afe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1c0a6c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0189c96" style:font-style-asian="italic" style:font-style-complex="italic"/>
    </style:style>
    <style:style style:name="T33" style:family="text">
      <style:text-properties fo:font-style="italic" style:text-underline-style="solid" style:text-underline-width="auto" style:text-underline-color="font-color" officeooo:rsid="001759c0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officeooo:rsid="001666eb" style:font-style-asian="italic" style:font-style-complex="italic"/>
    </style:style>
    <style:style style:name="T35" style:family="text">
      <style:text-properties fo:font-size="13pt" style:font-size-asian="13pt" style:font-size-complex="13pt"/>
    </style:style>
    <style:style style:name="T36" style:family="text">
      <style:text-properties fo:font-size="13pt" officeooo:rsid="000aed4d" style:font-size-asian="13pt" style:font-size-complex="13pt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font-size="12pt" officeooo:rsid="000b13fe" style:font-size-asian="12pt" style:font-size-complex="12pt"/>
    </style:style>
    <style:style style:name="T39" style:family="text">
      <style:text-properties fo:font-size="12pt" officeooo:rsid="0010da69" style:font-size-asian="12pt" style:font-size-complex="12pt"/>
    </style:style>
    <style:style style:name="T40" style:family="text">
      <style:text-properties fo:font-size="12pt" officeooo:rsid="0017d103" style:font-size-asian="12pt" style:font-size-complex="12pt"/>
    </style:style>
    <style:style style:name="T41" style:family="text">
      <style:text-properties fo:font-size="12pt" officeooo:rsid="001666eb" style:font-size-asian="12pt" style:font-size-complex="12pt"/>
    </style:style>
    <style:style style:name="T42" style:family="text">
      <style:text-properties fo:font-size="12pt" officeooo:rsid="00192649" style:font-size-asian="12pt" style:font-size-complex="12pt"/>
    </style:style>
    <style:style style:name="T43" style:family="text">
      <style:text-properties fo:font-size="12pt" officeooo:rsid="001c0a6c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Comunicación de aplicaciones usando el protocolo UDP</text:p>
      <text:p text:style-name="P3"/>
      <text:p text:style-name="P4"><text:tab/><text:span text:style-name="T6">1.1 Análisis de captura de tráfico UDP:</text:span></text:p>
      <text:p text:style-name="P6"/>
      <text:p text:style-name="P1"><text:tab/><text:tab/>1. Dirección IP origen: 10.0.0.2</text:p>
      <text:p text:style-name="P1"><text:tab/><text:tab/> <text:s text:c="3"/>Puerto origen: 32768</text:p>
      <text:p text:style-name="P1"><text:tab/><text:tab/> <text:s text:c="3"/>Dirección IP destino: 11.0.0.2</text:p>
      <text:p text:style-name="P1"><text:tab/><text:tab/> <text:s text:c="3"/>Puerto destino: 33000</text:p>
      <text:p text:style-name="P1"/>
      <text:p text:style-name="P1"><text:tab/><text:tab/>2. Que las máquinas no son vecinas, existe por lo menos un router</text:p>
      <text:p text:style-name="P1"><text:tab/><text:tab/> <text:s text:c="3"/>entre medias.</text:p>
      <text:p text:style-name="P1"/>
      <text:p text:style-name="P1"><text:tab/><text:tab/><text:span text:style-name="T7">3. Se envían 2 paquetes UDP, el primero contiene 5 bytes de datos</text:span></text:p>
      <text:p text:style-name="P2"><text:tab/><text:tab/> <text:s text:c="3"/>y el segundo 6 bytes de datos.</text:p>
      <text:p text:style-name="P7"/>
      <text:p text:style-name="P7"><text:tab/><text:span text:style-name="T29">1.2 Estudio de UDP mediante aplicaciones cliente y servidor lanzadas con nc:</text:span></text:p>
      <text:p text:style-name="P7"/>
      <text:p text:style-name="P4"><text:span text:style-name="T2"><text:tab/><text:tab/></text:span><text:span text:style-name="T36">1.2.1 UDP es un protocolo basado en datagramas: no hay</text:span></text:p>
      <text:p text:style-name="P16"><text:tab/><text:tab/> <text:s text:c="8"/>establecimiento de conexión:</text:p>
      <text:p text:style-name="P8"><text:tab/><text:tab/><text:tab/></text:p>
      <text:p text:style-name="P8"><text:tab/><text:tab/><text:tab/><text:span text:style-name="T37">No se captura ningún paquete ya que no hemos enviado ningún</text:span></text:p>
      <text:p text:style-name="P18"><text:tab/><text:tab/><text:tab/>dato, y UDP no utiliza establecimiento de conexión.</text:p>
      <text:p text:style-name="P8"/>
      <text:p text:style-name="P8"><text:tab/><text:tab/><text:span text:style-name="T35">1.2.2 Fragmentación IP con envíos UDP:</text:span></text:p>
      <text:p text:style-name="P8"/>
      <text:p text:style-name="P4"><text:span text:style-name="T3"><text:tab/><text:tab/><text:tab/></text:span><text:span text:style-name="T38">1. Se habrá enviado un único datagrama UDP, ya que este</text:span></text:p>
      <text:p text:style-name="P23"><text:tab/><text:tab/><text:tab/> <text:s text:c="3"/>protocolo crea datagramas únicos.</text:p>
      <text:p text:style-name="P23"/>
      <text:p text:style-name="P23"><text:tab/><text:tab/><text:tab/>2. <text:s/>En mi opinión, se habrán enviado 2 datagramas IP, ya que los</text:p>
      <text:p text:style-name="P23"><text:tab/><text:tab/><text:tab/> <text:s text:c="4"/>datos que le llegan a IP son 1608 bytes (datos UDP más</text:p>
      <text:p text:style-name="P23"><text:tab/><text:tab/><text:tab/> <text:s text:c="4"/>cabecera UDP), por lo tanto IP creará dos fragmentos, uno </text:p>
      <text:p text:style-name="P23"><text:tab/><text:tab/><text:tab/> <text:s text:c="4"/>de 1480 bytes (más cabecera IP 1500 bytes), y otro de </text:p>
      <text:p text:style-name="P23"><text:tab/><text:tab/><text:tab/> <text:s text:c="4"/>128 bytes (más cabecera IP 148 bytes).</text:p>
      <text:p text:style-name="P23"/>
      <text:p text:style-name="P23"><text:tab/><text:tab/><text:tab/>3. Explicado en la respuesta anterior.</text:p>
      <text:p text:style-name="P9"/>
      <text:p text:style-name="P9"><text:tab/><text:tab/><text:span text:style-name="T35">1.2.3 UDP es un protocolo basado en datagramas: no hay cierre de</text:span></text:p>
      <text:p text:style-name="P17"><text:tab/><text:tab/> <text:s text:c="8"/>conexión:</text:p>
      <text:p text:style-name="P9"/>
      <text:p text:style-name="P9"><text:tab/><text:tab/><text:tab/><text:span text:style-name="T37">No se capturaría ningún paquete ya que UDP es un protocolo</text:span></text:p>
      <text:p text:style-name="P23"><text:tab/><text:tab/><text:tab/>que no tiene un intercambio de datos al cerrar su conexión.</text:p>
      <text:p text:style-name="P9"/>
      <text:p text:style-name="P9"><text:tab/><text:tab/><text:span text:style-name="T35">1.2.5 Errores en las comunicaciones UDP:</text:span></text:p>
      <text:p text:style-name="P9"/>
      <text:p text:style-name="P9"><text:tab/><text:tab/><text:tab/><text:span text:style-name="T37">1. PC2 envía un mensaje ICMP a PC1 de puerto inalcanzable.</text:span></text:p>
      <text:p text:style-name="P23"/>
      <text:p text:style-name="P23"><text:tab/><text:tab/><text:tab/>2. R1 envía un mensaje ICMP a PC1 de destino inalcanzable.</text:p>
      <text:p text:style-name="P9"/>
      <text:p text:style-name="P15"><text:soft-page-break/>2. Comunicación de aplicaciones usando el protocolo TCP</text:p>
      <text:p text:style-name="P9"/>
      <text:p text:style-name="P9"><text:tab/><text:span text:style-name="T29">2.1 TCP es un protocolo orientado a conexión</text:span></text:p>
      <text:p text:style-name="P9"/>
      <text:p text:style-name="P9"><text:tab/><text:tab/><text:span text:style-name="T35">2.1.1 Establecimiento de conexión:</text:span></text:p>
      <text:p text:style-name="P9"/>
      <text:p text:style-name="P9"><text:tab/><text:tab/><text:tab/><text:span text:style-name="T37">3. Se deberían haber capturado 3 paquetes, que son los</text:span></text:p>
      <text:p text:style-name="P23"><text:tab/><text:tab/><text:tab/> <text:s text:c="3"/>pertenecientes a la fase de establecimiento de conexión</text:p>
      <text:p text:style-name="P23"><text:tab/><text:tab/><text:tab/> <text:s text:c="3"/>de TCP.</text:p>
      <text:p text:style-name="P9"/>
      <text:p text:style-name="P9"><text:tab/><text:tab/><text:span text:style-name="T35">2.1.2 Cierre de conexión:</text:span></text:p>
      <text:p text:style-name="P9"/>
      <text:p text:style-name="P10"><text:tab/><text:tab/><text:tab/><text:span text:style-name="T37">2. Se deberían haber capturado 3 paquetes, que son los</text:span></text:p>
      <text:p text:style-name="P24"><text:tab/><text:tab/><text:tab/> <text:s text:c="3"/>pertenecientes a la fase de cierre de conexión de TCP.</text:p>
      <text:p text:style-name="P10"/>
      <text:p text:style-name="P10"><text:tab/><text:span text:style-name="T29">2.2 Buffer de recepción en TCP</text:span></text:p>
      <text:p text:style-name="P10"/>
      <text:p text:style-name="P10"><text:tab/><text:span text:style-name="T29">2.3 Errores en las comunicaciones TCP:</text:span></text:p>
      <text:p text:style-name="P10"/>
      <text:p text:style-name="P5"><text:span text:style-name="T4"><text:tab/><text:tab/></text:span><text:span text:style-name="T8">1. aparece el siguiente mensaje:</text:span><text:span text:style-name="T9">(UNKNOWN) [12.0.0.10] 11111 (?) : Connection refused</text:span></text:p>
      <text:p text:style-name="P26"/>
      <text:p text:style-name="P26"><text:tab/><text:tab/>2. aparece el siguiente mensaje:(UNKNOWN) [12.0.0.10] 11111 (?) : No route to host</text:p>
      <text:p text:style-name="P11"/>
      <text:p text:style-name="P11"><text:tab/><text:span text:style-name="T29">2.4 Análisis inicial de la captura TCP:</text:span></text:p>
      <text:p text:style-name="P11"/>
      <text:p text:style-name="P11"><text:tab/><text:span text:style-name="T37"><text:tab/>1. Dirección IP cliente: 10.0.0.2</text:span></text:p>
      <text:p text:style-name="P25"><text:tab/><text:tab/> <text:s text:c="3"/>Puerto cliente: 60709</text:p>
      <text:p text:style-name="P25"><text:tab/><text:tab/> <text:s text:c="3"/>Dirección IP servidor: 11.0.0.2</text:p>
      <text:p text:style-name="P25"><text:tab/><text:tab/> <text:s text:c="3"/>Puerto servidor: 34000</text:p>
      <text:p text:style-name="P25"/>
      <text:p text:style-name="P25"><text:tab/><text:tab/>2. 6 segmentos</text:p>
      <text:p text:style-name="P25"/>
      <text:p text:style-name="P25"><text:tab/><text:tab/>3. 4 segmentos</text:p>
      <text:p text:style-name="P25"/>
      <text:p text:style-name="P25"><text:tab/><text:tab/>4. La cierra el cliente</text:p>
      <text:p text:style-name="P11"/>
      <text:p text:style-name="P11"><text:tab/><text:span text:style-name="T29">2.5 Números de secuencia:</text:span></text:p>
      <text:p text:style-name="P8"/>
      <text:p text:style-name="P8"><text:tab/><text:tab/><text:span text:style-name="T37">1. El servidor no envía ningún byte de datos al cliente. El número de</text:span></text:p>
      <text:p text:style-name="P18"><text:tab/><text:tab/> <text:s text:c="3"/>secuencia del mensaje SYN es 1363273423, y el del FIN es</text:p>
      <text:p text:style-name="P18"><text:tab/><text:tab/> <text:s text:c="3"/>1363273424. Son razonables ya que el servidor no envía ningún</text:p>
      <text:p text:style-name="P18"><text:tab/><text:tab/> <text:s text:c="3"/>dato al cliente.</text:p>
      <text:p text:style-name="P18"/>
      <text:p text:style-name="P19"><text:tab/><text:tab/>2. El cliente envía al servidor 11 bytes de datos. El número de</text:p>
      <text:p text:style-name="P20"><text:tab/><text:tab/> <text:s text:c="3"/>secuencia del mensaje SYN es <text:span text:style-name="T10">1367801698</text:span>, y el del FIN es</text:p>
      <text:p text:style-name="P20"><text:tab/><text:tab/> <text:s text:c="3"/><text:span text:style-name="T10">1367801710</text:span>. Son razonables ya <text:span text:style-name="T10">la diferencia de estos datos </text:span></text:p>
      <text:p text:style-name="P20"><text:tab/><text:tab/> <text:s text:c="3"/><text:span text:style-name="T10">concuerda con el número de bytes de datos enviados.</text:span></text:p>
      <text:p text:style-name="P12"/>
      <text:p text:style-name="P12"><text:soft-page-break/><text:tab/><text:span text:style-name="T34">2.6 RTT:</text:span></text:p>
      <text:p text:style-name="P12"/>
      <text:p text:style-name="P12"><text:tab/><text:tab/><text:span text:style-name="T41">1. <text:s/>Primer segmento(SYN): 0,009784</text:span></text:p>
      <text:p text:style-name="P20"><text:tab/><text:tab/> <text:s text:c="4"/><text:span text:style-name="T11">Segundo segmento: 0,001017</text:span></text:p>
      <text:p text:style-name="P20"><text:tab/><text:tab/> <text:s text:c="4"/><text:span text:style-name="T12">tercer segmento: 0,000549</text:span></text:p>
      <text:p text:style-name="P20"><text:tab/><text:tab/> <text:s text:c="4"/><text:span text:style-name="T12">cuarto segmento(FIN): 0,001426</text:span></text:p>
      <text:p text:style-name="P12"/>
      <text:p text:style-name="P12"><text:tab/><text:span text:style-name="T33">2.7 Factor de escala sobre la ventana anunciada:</text:span></text:p>
      <text:p text:style-name="P12"/>
      <text:p text:style-name="P12"><text:tab/><text:tab/><text:span text:style-name="T40">1. segmento SYN cliente-servidor: 5840</text:span></text:p>
      <text:p text:style-name="P20"><text:tab/><text:tab/> <text:s text:c="3"/><text:span text:style-name="T13">segmento SYN servidor-cliente: 5792</text:span></text:p>
      <text:p text:style-name="P20"/>
      <text:p text:style-name="P20"><text:tab/><text:tab/><text:span text:style-name="T14">2. cliente-servidor: 2920</text:span></text:p>
      <text:p text:style-name="P20"><text:tab/><text:tab/> <text:s text:c="3"/><text:span text:style-name="T14">servidor-cliente: 2896</text:span></text:p>
      <text:p text:style-name="P20"/>
      <text:p text:style-name="P20"><text:tab/><text:tab/><text:span text:style-name="T14">3. cliente-servidor: 5840</text:span></text:p>
      <text:p text:style-name="P20"><text:tab/><text:tab/> <text:s text:c="3"/><text:span text:style-name="T14">servidor-cliente: 5792</text:span></text:p>
      <text:p text:style-name="P12"/>
      <text:p text:style-name="P12"><text:tab/><text:span text:style-name="T32">2.8 MSS:</text:span></text:p>
      <text:p text:style-name="P12"/>
      <text:p text:style-name="P12"><text:tab/><text:span text:style-name="T37"><text:tab/></text:span><text:span text:style-name="T42">1. cliente-servidor: 660</text:span></text:p>
      <text:p text:style-name="P20"><text:tab/><text:tab/> <text:s text:c="3"/><text:span text:style-name="T15">servidor-cliente: 560</text:span></text:p>
      <text:p text:style-name="P20"><text:tab/><text:tab/> <text:s text:c="3"/><text:span text:style-name="T15">Por lo tanto, el valor que se utilizará será el de 560 (el menor).</text:span></text:p>
      <text:p text:style-name="P20"/>
      <text:p text:style-name="P20"><text:tab/><text:tab/><text:span text:style-name="T15">2. El tamaño de las cabeceras no varía, la cabecera de TCP tiene 32 bytes</text:span></text:p>
      <text:p text:style-name="P20"><text:tab/><text:tab/> <text:s text:c="3"/><text:span text:style-name="T16">(12 de ellos son de las opciones) y la cabecera IP tiene 20 bytes. Lo</text:span></text:p>
      <text:p text:style-name="P20"><text:tab/><text:tab/> <text:s text:c="3"/><text:span text:style-name="T17">que sí varía son los datos de TCP, pero estos nunca podrán ser mayor</text:span></text:p>
      <text:p text:style-name="P20"><text:tab/><text:tab/> <text:s text:c="3"/><text:span text:style-name="T17">que 560 bytes, que es el dato que especifica MSS. Si el valor de las</text:span></text:p>
      <text:p text:style-name="P20"><text:tab/><text:tab/> <text:s text:c="3"/><text:span text:style-name="T17">cabeceras variara en algún segmento sí que podría influir en el tamaño</text:span></text:p>
      <text:p text:style-name="P20"><text:tab/><text:tab/> <text:s text:c="3"/><text:span text:style-name="T17">máximo permitido.</text:span></text:p>
      <text:p text:style-name="P20"/>
      <text:p text:style-name="P20"><text:tab/><text:tab/><text:span text:style-name="T17">3. Envía menos datos porque no puede superar los 560 bytes que MSS</text:span></text:p>
      <text:p text:style-name="P20"><text:tab/><text:tab/> <text:s text:c="3"/><text:span text:style-name="T17">impone. En ese segmento numero cuatro envía 548 bytes.</text:span></text:p>
      <text:p text:style-name="P20"/>
      <text:p text:style-name="P20"><text:tab/><text:tab/><text:span text:style-name="T17">4. Son paquetes ICMP enviador por un router al cliente, diciéndole que</text:span></text:p>
      <text:p text:style-name="P20"><text:tab/><text:tab/> <text:s text:c="3"/><text:span text:style-name="T18">necesita fragmentar. El router no puede fragmentar los segmentos que</text:span></text:p>
      <text:p text:style-name="P21"><text:tab/><text:tab/> <text:s text:c="3"/><text:span text:style-name="T18">ha recibido (4 y 6) <text:s/>debido a que IP a</text:span> <text:span text:style-name="T18">activado el flag “don’t fragment”</text:span></text:p>
      <text:p text:style-name="P21"/>
      <text:p text:style-name="P21"><text:span text:style-name="T18"><text:tab/><text:tab/>5. <text:s/>Es el segmento retransmitido con menos bytes de datos (500) con el </text:span></text:p>
      <text:p text:style-name="P21"><text:tab/><text:tab/> <text:s text:c="4"/><text:span text:style-name="T19">objetivo de que pueda pasar por el router que anteriormente había</text:span></text:p>
      <text:p text:style-name="P21"><text:tab/><text:tab/> <text:s text:c="4"/><text:span text:style-name="T19">enviado el mensaje ICMP y que así no fragmente.</text:span></text:p>
      <text:p text:style-name="P21"/>
      <text:p text:style-name="P13"><text:tab/><text:span text:style-name="T31">2.9 Retransmisión de SYN:</text:span></text:p>
      <text:p text:style-name="P13"/>
      <text:p text:style-name="P13"><text:tab/><text:tab/><text:span text:style-name="T43">1. Se envía 5 veces</text:span></text:p>
      <text:p text:style-name="P21"/>
      <text:p text:style-name="P21"><text:tab/><text:tab/><text:span text:style-name="T20">2. primer SYN: 0,000000</text:span></text:p>
      <text:p text:style-name="P21"><text:tab/><text:tab/> <text:s text:c="3"/><text:span text:style-name="T20">segundo SYN: 2,962955</text:span></text:p>
      <text:p text:style-name="P21"><text:tab/><text:tab/> <text:s text:c="3"/><text:span text:style-name="T20">tercer SYN: 8,960774</text:span></text:p>
      <text:p text:style-name="P21"><text:tab/><text:tab/> <text:s text:c="3"/><text:span text:style-name="T20">cuarto SYN: 20,965645</text:span></text:p>
      <text:p text:style-name="P21"><text:soft-page-break/><text:tab/><text:tab/> <text:s text:c="3"/><text:span text:style-name="T20">quiento SYN: 44,978666</text:span></text:p>
      <text:p text:style-name="P21"><text:tab/><text:tab/> <text:s text:c="3"/><text:span text:style-name="T20">Esto ocurre debido a que TCP, cuando retransmite el plazo que espera</text:span></text:p>
      <text:p text:style-name="P21"><text:tab/><text:tab/> <text:s text:c="3"/><text:span text:style-name="T20">para volver a retransmitir es el doble del RTT.</text:span></text:p>
      <text:p text:style-name="P21"/>
      <text:p text:style-name="P21"><text:tab/><text:tab/><text:span text:style-name="T20">3. Los ACKs del servidor que se habían perdido han llegado</text:span></text:p>
      <text:p text:style-name="P21"><text:tab/><text:tab/> <text:s text:c="3"/><text:span text:style-name="T21">posteriormente, por lo tanto el cliente envía un ACK por cada</text:span></text:p>
      <text:p text:style-name="P21"><text:tab/><text:tab/> <text:s text:c="3"/><text:span text:style-name="T21">uno que recibe, esta es la razón.</text:span></text:p>
      <text:p text:style-name="P13"/>
      <text:p text:style-name="P13"><text:tab/><text:span text:style-name="T30">2.10 Funcionamiento básico de la ventana anunciada:</text:span></text:p>
      <text:p text:style-name="P13"/>
      <text:p text:style-name="P21"><text:tab/><text:tab/><text:span text:style-name="T21">1. 1</text:span></text:p>
      <text:p text:style-name="P21"/>
      <text:p text:style-name="P21"><text:tab/><text:tab/><text:span text:style-name="T21">2. 548</text:span></text:p>
      <text:p text:style-name="P21"/>
      <text:p text:style-name="P21"><text:tab/><text:tab/><text:span text:style-name="T21">3. Ninguno</text:span></text:p>
      <text:p text:style-name="P21"/>
      <text:p text:style-name="P21"><text:tab/><text:tab/><text:span text:style-name="T22">4. 2592. Venía anunciado en el paquete número 4. El emisor podrá enviar</text:span></text:p>
      <text:p text:style-name="P21"><text:tab/><text:tab/> <text:s text:c="3"/><text:span text:style-name="T22">desde ese momento 2592 bytes de datos como máximo.</text:span></text:p>
      <text:p text:style-name="P21"><text:tab/><text:tab/></text:p>
      <text:p text:style-name="P22"><text:tab/><text:tab/>5. 2192. Venía anunciado en el paquete número 9. <text:span text:style-name="T22">El emisor podrá enviar</text:span></text:p>
      <text:p text:style-name="P22"><text:tab/><text:tab/> <text:s text:c="3"/><text:span text:style-name="T22">desde ese momento </text:span>2192<text:span text:style-name="T22"> bytes de datos como máximo.</text:span></text:p>
      <text:p text:style-name="P22"/>
      <text:p text:style-name="P22"><text:tab/><text:tab/>6. No, porque cuando envía el paquete número 13 el buffer del receptor</text:p>
      <text:p text:style-name="P22"><text:tab/><text:tab/> <text:s text:c="3"/>ya está completamente lleno.</text:p>
      <text:p text:style-name="P22"/>
      <text:p text:style-name="P22"><text:tab/><text:tab/>7. Se produce al enviarse el paquete número 19, en el instante 0,423846</text:p>
      <text:p text:style-name="P14"/>
      <text:p text:style-name="P14"><text:tab/><text:span text:style-name="T29">2.11 Retransmisiones y asentimientos:</text:span></text:p>
      <text:p text:style-name="P14"/>
      <text:p text:style-name="P14"><text:tab/><text:tab/><text:span text:style-name="T37">1. </text:span></text:p>
      <text:p text:style-name="P22"><text:tab/><text:tab/><text:tab/>a) Porque está al mismo nivel que el paquete número 5, por lo</text:p>
      <text:p text:style-name="P22"><text:tab/><text:tab/><text:tab/> <text:s text:c="3"/>tanto tendrán el mismo número de secuencia.</text:p>
      <text:p text:style-name="P22"/>
      <text:p text:style-name="P22"><text:tab/><text:tab/><text:tab/>b) Es el paquete número 5.</text:p>
      <text:p text:style-name="P22"/>
      <text:p text:style-name="P22"><text:tab/><text:tab/><text:tab/>c) Alrededor de 0,2 segundos</text:p>
      <text:p text:style-name="P22"/>
      <text:p text:style-name="P22"><text:tab/><text:tab/><text:tab/>d) Sí, en el paquete número 18. El plazo de retransmisión esta vez</text:p>
      <text:p text:style-name="P22"><text:tab/><text:tab/><text:tab/> <text:s text:c="3"/>ha sido de 0,444351 segundos (el doble que antes, debido a </text:p>
      <text:p text:style-name="P22"><text:tab/><text:tab/><text:tab/> <text:s text:c="3"/>exponential backoff)</text:p>
      <text:p text:style-name="P22"/>
      <text:p text:style-name="P22"><text:tab/><text:tab/>2. El segmento 35 es retransmitido también.</text:p>
      <text:p text:style-name="P22"/>
      <text:p text:style-name="P22"><text:tab/><text:tab/>3. En ese momento se han transmitido unos 8687 bytes, y su </text:p>
      <text:p text:style-name="P22"><text:tab/><text:tab/> <text:s text:c="3"/>asentimiento está pendiente. Son 11 paquetes.</text:p>
      <text:p text:style-name="P22"/>
      <text:p text:style-name="P22"><text:tab/><text:tab/>4. Asiente los 8687 bytes anteriores, 11 paquetes.</text:p>
      <text:p text:style-name="P22"/>
      <text:p text:style-name="P22"><text:tab/><text:tab/>5. El asentimiento 26, 31, 36, 37, 46, 54, 57 y 63.</text:p>
      <text:p text:style-name="P14"/>
      <text:p text:style-name="P14"><text:tab/><text:span text:style-name="T29">2.12 Sondas de ventana:</text:span></text:p>
      <text:p text:style-name="P14"><text:soft-page-break/></text:p>
      <text:p text:style-name="P14"><text:tab/><text:tab/><text:span text:style-name="T37">1. No envía más bytes de datos porque el servidor tiene su buffer lleno</text:span></text:p>
      <text:p text:style-name="P22"/>
      <text:p text:style-name="P22"><text:tab/><text:tab/>2. Son los paquetes 64 y 66. Whireshark los identifica por el </text:p>
      <text:p text:style-name="P22"><text:tab/><text:tab/> <text:s text:c="3"/>número de secuencia.</text:p>
      <text:p text:style-name="P22"/>
      <text:p text:style-name="P22"><text:tab/><text:tab/>3. Pasa medio segundo</text:p>
      <text:p text:style-name="P22"/>
      <text:p text:style-name="P22"><text:tab/><text:tab/>4. Pasa alrededor de un segundo</text:p>
      <text:p text:style-name="P22"/>
      <text:p text:style-name="P22"><text:tab/><text:tab/>5. El paquete 68. El cliente podrá enviar 5792 bytes de datos. Entre</text:p>
      <text:p text:style-name="P22"><text:tab/><text:tab/> <text:s text:c="3"/>los números de secuencia 49233 y 5502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1:55:29.605335217</meta:creation-date>
    <dc:date>2017-04-13T14:18:23.563104755</dc:date>
    <meta:editing-duration>PT26M35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5" meta:paragraph-count="138" meta:word-count="1029" meta:character-count="6386" meta:non-whitespace-character-count="4941"/>
  </office:meta>
</office:document-meta>
</file>